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orphans="2" fo:widows="2"/>
      <style:text-properties fo:color="#000000" loext:opacity="100%" style:font-name="Times New Roman" style:font-name-asian="Times New Roman" style:font-name-complex="Times New Roman"/>
    </style:style>
    <style:style style:name="P3" style:family="paragraph" style:parent-style-name="Standard">
      <style:paragraph-properties fo:orphans="2" fo:widows="2"/>
      <style:text-properties officeooo:paragraph-rsid="00148972"/>
    </style:style>
    <style:style style:name="P4" style:family="paragraph" style:parent-style-name="Standard" style:master-page-name="MP0">
      <style:paragraph-properties fo:text-align="center" style:justify-single-word="false" fo:orphans="2" fo:widows="2" style:page-number="auto" fo:break-before="page"/>
      <style:text-properties officeooo:paragraph-rsid="00148972"/>
    </style:style>
    <style:style style:name="P5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  <style:text-properties officeooo:paragraph-rsid="0015f226"/>
    </style:style>
    <style:style style:name="P6" style:family="paragraph" style:parent-style-name="Standard">
      <style:paragraph-properties fo:orphans="2" fo:widows="2"/>
      <style:text-properties officeooo:paragraph-rsid="00148972"/>
    </style:style>
    <style:style style:name="P7" style:family="paragraph" style:parent-style-name="Standard">
      <style:paragraph-properties fo:orphans="2" fo:widows="2"/>
      <style:text-properties officeooo:paragraph-rsid="001ca389"/>
    </style:style>
    <style:style style:name="T1" style:family="text">
      <style:text-properties fo:color="#000000" loext:opacity="100%" style:font-name="Libre Baskerville" fo:font-size="12pt" fo:font-weight="bold" officeooo:rsid="00148972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fo:color="#000000" loext:opacity="100%" style:font-name="Libre Baskerville" fo:font-size="12pt" fo:font-weight="bold" officeooo:rsid="001b4df0" style:font-name-asian="Libre Baskerville" style:font-size-asian="12pt" style:font-weight-asian="bold" style:font-name-complex="Libre Baskerville" style:font-size-complex="12pt"/>
    </style:style>
    <style:style style:name="T3" style:family="text">
      <style:text-properties fo:color="#000000" loext:opacity="100%" style:font-name="Libre Baskerville" fo:font-size="12pt" fo:font-weight="bold" officeooo:rsid="001ca389" style:font-name-asian="Libre Baskerville" style:font-size-asian="12pt" style:font-weight-asian="bold" style:font-name-complex="Libre Baskerville" style:font-size-complex="12pt"/>
    </style:style>
    <style:style style:name="T4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5" style:family="text">
      <style:text-properties fo:color="#2f5496" loext:opacity="100%" fo:font-size="13pt" officeooo:rsid="0015f226" style:font-name-asian="Calibri" style:font-size-asian="13pt" style:font-name-complex="Calibri" style:font-size-complex="13pt"/>
    </style:style>
    <style:style style:name="T6" style:family="text">
      <style:text-properties fo:color="#222222" loext:opacity="100%" style:font-name="Arial" officeooo:rsid="00148972" style:font-name-asian="Arial" style:font-name-complex="Arial"/>
    </style:style>
    <style:style style:name="T7" style:family="text">
      <style:text-properties fo:color="#222222" loext:opacity="100%" style:font-name="Arial" officeooo:rsid="0014d18f" style:font-name-asian="Arial" style:font-name-complex="Arial"/>
    </style:style>
    <style:style style:name="T8" style:family="text">
      <style:text-properties fo:color="#222222" loext:opacity="100%" style:font-name="Arial" officeooo:rsid="001ca389" style:font-name-asian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Police_20_par_20_défaut"><text:span text:style-name="T1">L</text:span></text:span><text:span text:style-name="Police_20_par_20_défaut"><text:span text:style-name="T2">A GRANDE GUERRE</text:span></text:span><text:span text:style-name="Police_20_par_20_défaut"><text:span text:style-name="T3"> EXPANSIONNISTE</text:span></text:span></text:p>
      <text:p text:style-name="P1"><text:span text:style-name="Police_20_par_20_défaut"><text:span text:style-name="T4">Un résumé succinct</text:span></text:span></text:p>
      <text:p text:style-name="P2"/>
      <text:p text:style-name="P3"><text:bookmark-start text:name="__DdeLink__150_3255399718"/><text:bookmark text:name="__DdeLink__158_3255399718"/><text:bookmark text:name="__DdeLink__474_231627546"/><text:span text:style-name="Police_20_par_20_défaut"><text:span text:style-name="T6">Cette variante utilise la même carte que Diplomatie Standard.</text:span></text:span></text:p>
      <text:p text:style-name="P3"><text:span text:style-name="Police_20_par_20_défaut"/></text:p>
      <text:p text:style-name="P3"><text:span text:style-name="Police_20_par_20_défaut"><text:span text:style-name="T6">Dans cette variante s’affrontent deux joueurs : Les </text:span></text:span><text:span text:style-name="Police_20_par_20_défaut"><text:span text:style-name="T7">A</text:span></text:span><text:span text:style-name="Police_20_par_20_défaut"><text:span text:style-name="T6">lliés et l’Axe.</text:span></text:span></text:p>
      <text:p text:style-name="P3"><text:span text:style-name="Police_20_par_20_défaut"/></text:p>
      <text:p text:style-name="P3"><text:span text:style-name="Police_20_par_20_défaut"><text:span text:style-name="T6">La première année jouée est 1914.</text:span></text:span></text:p>
      <text:p text:style-name="P3"><text:span text:style-name="Police_20_par_20_défaut"/></text:p>
      <text:p text:style-name="P3"><text:bookmark-start text:name="__DdeLink__614_628172147"/><text:span text:style-name="Police_20_par_20_défaut"><text:span text:style-name="T6">Les </text:span></text:span><text:span text:style-name="Police_20_par_20_défaut"><text:span text:style-name="T7">A</text:span></text:span><text:span text:style-name="Police_20_par_20_défaut"><text:span text:style-name="T6">lliés ont les centres et unités de France, Angleterre et Russie de la variante standard. La couleur est bleu clair. </text:span></text:span><text:bookmark-start text:name="__DdeLink__616_628172147"/><text:span text:style-name="Police_20_par_20_défaut"><text:span text:style-name="T6">Les suppressions d’unités en cas de désordre civil se font par rapport à l’Allemagne de la variante standard.</text:span></text:span><text:bookmark-end text:name="__DdeLink__616_628172147"/></text:p>
      <text:p text:style-name="P3"><text:span text:style-name="Police_20_par_20_défaut"/></text:p>
      <text:p text:style-name="P3"><text:span text:style-name="Police_20_par_20_défaut"><text:span text:style-name="T6">L’</text:span></text:span><text:span text:style-name="Police_20_par_20_défaut"><text:span text:style-name="T7">A</text:span></text:span><text:span text:style-name="Police_20_par_20_défaut"><text:span text:style-name="T6">xe a les centres et unités de Allemagne, Autriche et Turquie de la variante standard. La couleur est rouge. Les suppressions d’unités en cas de désordre civil se font par rapport à la France de la variante standard.</text:span></text:span></text:p>
      <text:p text:style-name="P3"><text:span text:style-name="Police_20_par_20_défaut"/></text:p>
      <text:p text:style-name="P3"><text:span text:style-name="Police_20_par_20_défaut"><text:span text:style-name="T6">Un troisième pays neutre existe, </text:span></text:span><text:span text:style-name="Police_20_par_20_défaut"><text:span text:style-name="T7">l’Italie, </text:span></text:span><text:span text:style-name="Police_20_par_20_défaut"><text:span text:style-name="T6">qui correspond à l’Italie de la variante standard. La couleur est vert. Il faut juste affecter le compte « one » à ce pays. Ce pays jouera automatiquement des ordres de désordre civil jusqu’à ce qu’il n’ait plus d’unité.</text:span></text:span></text:p>
      <text:p text:style-name="P3"><text:span text:style-name="Police_20_par_20_défaut"><text:span text:style-name="T6"/></text:span></text:p>
      <text:p text:style-name="P7"><text:span text:style-name="Police_20_par_20_défaut"><text:span text:style-name="T8">Attention : cette version est expansionniste, c’est à dire que l’on peut construire sur tout centre possédé.</text:span></text:span></text:p>
      <text:list text:style-name="WWNum5">
        <text:list-header>
          <text:p text:style-name="P5"><text:bookmark-end text:name="__DdeLink__150_3255399718"/><text:bookmark-end text:name="__DdeLink__614_628172147"/><text:span text:style-name="Police_20_par_20_défaut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2-02-14T08:49:00Z</meta:creation-date>
    <dc:date>2023-09-27T19:46:20.219305326</dc:date>
    <meta:editing-cycles>14</meta:editing-cycles>
    <meta:editing-duration>PT30M3S</meta:editing-duration>
    <meta:document-statistic meta:table-count="0" meta:image-count="0" meta:object-count="0" meta:page-count="1" meta:paragraph-count="9" meta:word-count="172" meta:character-count="1030" meta:non-whitespace-character-count="867"/>
    <meta:template xlink:type="simple" xlink:actuate="onRequest" xlink:title="" xlink:href="Normal.dotm"/>
  </office:meta>
</office:document-meta>
</file>